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6.112cm"/>
        </style:tab-stops>
      </style:paragraph-properties>
      <style:text-properties officeooo:rsid="0012a559" officeooo:paragraph-rsid="0012a559"/>
    </style:style>
    <style:style style:name="P2" style:family="paragraph" style:parent-style-name="Standard">
      <style:paragraph-properties fo:text-align="start" style:justify-single-word="false">
        <style:tab-stops>
          <style:tab-stop style:position="6.112cm"/>
        </style:tab-stops>
      </style:paragraph-properties>
      <style:text-properties officeooo:rsid="0012a559" officeooo:paragraph-rsid="0012a559"/>
    </style:style>
    <style:style style:name="P3" style:family="paragraph" style:parent-style-name="Standard">
      <style:paragraph-properties fo:text-align="center" style:justify-single-word="false"/>
      <style:text-properties officeooo:rsid="0012a559" officeooo:paragraph-rsid="0012a559"/>
    </style:style>
    <style:style style:name="T1" style:family="text">
      <style:text-properties officeooo:rsid="0013e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de inglês</text:p>
      <text:p text:style-name="P3"/>
      <text:p text:style-name="P3"/>
      <text:p text:style-name="P1">1-a)Não</text:p>
      <text:p text:style-name="P1">b)<text:span text:style-name="T1">sim</text:span></text:p>
      <text:p text:style-name="P1">c)<text:span text:style-name="T1">sim<text:tab/></text:span></text:p>
      <text:p text:style-name="P1">d)<text:span text:style-name="T1">não</text:span></text:p>
      <text:p text:style-name="P1">e)<text:span text:style-name="T1">afirmativa e negativa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19:02.287632935</meta:creation-date>
    <dc:date>2020-11-03T11:32:58.289731133</dc:date>
    <meta:editing-duration>PT3M45S</meta:editing-duration>
    <meta:editing-cycles>1</meta:editing-cycles>
    <meta:document-statistic meta:table-count="0" meta:image-count="0" meta:object-count="0" meta:page-count="1" meta:paragraph-count="6" meta:word-count="10" meta:character-count="66" meta:non-whitespace-character-count="61"/>
    <meta:generator>LibreOffice/6.4.6.2$Linux_X86_64 LibreOffice_project/40$Build-2</meta:generator>
  </office:meta>
</office:document-meta>
</file>